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814cm" table:align="left"/>
    </style:style>
    <style:style style:name="Table1.A" style:family="table-column">
      <style:table-column-properties style:column-width="3.634cm"/>
    </style:style>
    <style:style style:name="Table1.B" style:family="table-column">
      <style:table-column-properties style:column-width="4.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5a58a"/>
    </style:style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style:style style:name="P58" style:family="paragraph" style:parent-style-name="Text_20_body" style:list-style-name="L55"/>
    <style:style style:name="P59" style:family="paragraph" style:parent-style-name="Text_20_body" style:list-style-name="L56"/>
    <style:style style:name="P60" style:family="paragraph" style:parent-style-name="Text_20_body" style:list-style-name="L57"/>
    <style:style style:name="P61" style:family="paragraph" style:parent-style-name="Text_20_body" style:list-style-name="L58"/>
    <style:style style:name="P62" style:family="paragraph" style:parent-style-name="Text_20_body" style:list-style-name="L59"/>
    <style:style style:name="P63" style:family="paragraph" style:parent-style-name="Text_20_body" style:list-style-name="L60"/>
    <style:style style:name="P64" style:family="paragraph" style:parent-style-name="Text_20_body" style:list-style-name="L61"/>
    <style:style style:name="P65" style:family="paragraph" style:parent-style-name="Text_20_body" style:list-style-name="L62"/>
    <style:style style:name="P66" style:family="paragraph" style:parent-style-name="Text_20_body" style:list-style-name="L63"/>
    <style:style style:name="P67" style:family="paragraph" style:parent-style-name="Text_20_body" style:list-style-name="L64"/>
    <style:style style:name="P68" style:family="paragraph" style:parent-style-name="Text_20_body" style:list-style-name="L65"/>
    <style:style style:name="P69" style:family="paragraph" style:parent-style-name="Text_20_body" style:list-style-name="L6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xcellent.<text:line-break/>Now we formalize the <text:span text:style-name="Strong_20_Emphasis">Business Intelligence Layer (Vendor Side)</text:span> — the commercial intelligence brain of your platform.</text:p>
      <text:p text:style-name="Text_20_body">This is not operational analytics.<text:line-break/>This is platform-level strategic intelligence.</text:p>
      <text:p text:style-name="Text_20_body">It must answer:</text:p>
      <text:list text:style-name="L47">
        <text:list-item>
          <text:p text:style-name="P50">Are we growing?</text:p>
        </text:list-item>
        <text:list-item>
          <text:p text:style-name="P50">Are institutes upgrading?</text:p>
        </text:list-item>
        <text:list-item>
          <text:p text:style-name="P50">Where are we losing revenue?</text:p>
        </text:list-item>
        <text:list-item>
          <text:p text:style-name="P50">Is L2 actually driving behavior change?</text:p>
        </text:list-item>
        <text:list-item>
          <text:p text:style-name="P50">Which institutes are stagnating?</text:p>
        </text:list-item>
        <text:list-item>
          <text:p text:style-name="P50">Which calibration version improves adoption?</text:p>
        </text:list-item>
        <text:list-item>
          <text:p text:style-name="P50">What is our revenue predictability?</text:p>
        </text:list-item>
      </text:list>
      <text:p text:style-name="Text_20_body">This layer lives only in:</text:p>
      <text:p text:style-name="P1"><text:span text:style-name="Source_20_Text">/vendor/intelligence</text:span></text:p>
      <text:p text:style-name="Text_20_body">It reads only:</text:p>
      <text:list text:style-name="L48">
        <text:list-item>
          <text:p text:style-name="P51">vendorAggregates</text:p>
        </text:list-item>
        <text:list-item>
          <text:p text:style-name="P51">billingSnapshots</text:p>
        </text:list-item>
        <text:list-item>
          <text:p text:style-name="P51">licenseHistory</text:p>
        </text:list-item>
        <text:list-item>
          <text:p text:style-name="P51">governanceSnapshots (aggregated)</text:p>
        </text:list-item>
        <text:list-item>
          <text:p text:style-name="P51">usageMeter summaries</text:p>
        </text:list-item>
      </text:list>
      <text:p text:style-name="Text_20_body">Never raw sessions.</text:p>
      <text:p text:style-name="Horizontal_20_Line"/>
      <text:h text:style-name="Heading_20_1" text:outline-level="1">🧠 CORE PRINCIPLES</text:h>
      <text:list text:style-name="L49">
        <text:list-item>
          <text:p text:style-name="P52">No institute sees this.</text:p>
        </text:list-item>
        <text:list-item>
          <text:p text:style-name="P52">No raw student-level data.</text:p>
        </text:list-item>
        <text:list-item>
          <text:p text:style-name="P52">Aggregates only.</text:p>
        </text:list-item>
        <text:list-item>
          <text:p text:style-name="P52">Time-series based.</text:p>
        </text:list-item>
        <text:list-item>
          <text:p text:style-name="P52">Snapshot-driven.</text:p>
        </text:list-item>
        <text:list-item>
          <text:p text:style-name="P52">Revenue-safe.</text:p>
        </text:list-item>
        <text:list-item>
          <text:p text:style-name="P52">Predictive-ready.</text:p>
        </text:list-item>
      </text:list>
      <text:p text:style-name="Horizontal_20_Line"/>
      <text:h text:style-name="Heading_20_1" text:outline-level="1"><text:soft-page-break/>🏗 BUSINESS INTELLIGENCE MODULE STRUCTURE</text:h>
      <text:p text:style-name="Preformatted_20_Text"><text:span text:style-name="Source_20_Text">Vendor Dashboard</text:span></text:p>
      <text:p text:style-name="Preformatted_20_Text"><text:span text:style-name="Source_20_Text">│</text:span></text:p>
      <text:p text:style-name="Preformatted_20_Text"><text:span text:style-name="Source_20_Text">├── Platform Overview</text:span></text:p>
      <text:p text:style-name="Preformatted_20_Text"><text:span text:style-name="Source_20_Text">├── Revenue Intelligence</text:span></text:p>
      <text:p text:style-name="Preformatted_20_Text"><text:span text:style-name="Source_20_Text">├── Layer Distribution</text:span></text:p>
      <text:p text:style-name="Preformatted_20_Text"><text:span text:style-name="Source_20_Text">├── Upgrade &amp; Conversion</text:span></text:p>
      <text:p text:style-name="Preformatted_20_Text"><text:span text:style-name="Source_20_Text">├── Churn &amp; Retention</text:span></text:p>
      <text:p text:style-name="Preformatted_20_Text"><text:span text:style-name="Source_20_Text">├── Adoption Analytics</text:span></text:p>
      <text:p text:style-name="Preformatted_20_Text"><text:span text:style-name="Source_20_Text">├── Calibration Impact</text:span></text:p>
      <text:p text:style-name="Preformatted_20_Text"><text:span text:style-name="Source_20_Text">├── Forecasting &amp; Projections</text:span></text:p>
      <text:p text:style-name="P1"><text:span text:style-name="Source_20_Text">└── Growth Cohorts</text:span></text:p>
      <text:p text:style-name="Horizontal_20_Line"/>
      <text:h text:style-name="Heading_20_1" text:outline-level="1">1️⃣ REVENUE METRICS</text:h>
      <text:h text:style-name="Heading_20_2" text:outline-level="2">A. Core KPIs</text:h>
      <text:p text:style-name="Text_20_body">Display:</text:p>
      <text:list text:style-name="L50">
        <text:list-item>
          <text:p text:style-name="P53">MRR (Monthly Recurring Revenue)</text:p>
        </text:list-item>
        <text:list-item>
          <text:p text:style-name="P53">ARR (Annualized Revenue)</text:p>
        </text:list-item>
        <text:list-item>
          <text:p text:style-name="P53">Active Paying Institutes</text:p>
        </text:list-item>
        <text:list-item>
          <text:p text:style-name="P53">Revenue by Layer</text:p>
        </text:list-item>
        <text:list-item>
          <text:p text:style-name="P53">Revenue by Student Volume</text:p>
        </text:list-item>
        <text:list-item>
          <text:p text:style-name="P53">Average Revenue Per Institute (ARPI)</text:p>
        </text:list-item>
        <text:list-item>
          <text:p text:style-name="P53">Average Revenue Per Student (ARPS)</text:p>
        </text:list-item>
      </text:list>
      <text:p text:style-name="Horizontal_20_Line"/>
      <text:h text:style-name="Heading_20_2" text:outline-level="2">Data Source</text:h>
      <text:p text:style-name="Preformatted_20_Text"><text:span text:style-name="Source_20_Text">billingSnapshots/{cycleId}</text:span></text:p>
      <text:p text:style-name="P1"><text:span text:style-name="Source_20_Text">vendorAggregates/{instituteId}</text:span></text:p>
      <text:p text:style-name="Horizontal_20_Line"/>
      <text:h text:style-name="Heading_20_2" text:outline-level="2">Example Snapshot Schema</text:h>
      <text:p text:style-name="Preformatted_20_Text"><text:span text:style-name="Source_20_Text">{</text:span></text:p>
      <text:p text:style-name="Preformatted_20_Text"><text:span text:style-name="Source_20_Text"><text:s text:c="2"/>"cycleId": "2025-08",</text:span></text:p>
      <text:p text:style-name="Preformatted_20_Text"><text:span text:style-name="Source_20_Text"><text:s text:c="2"/>"totalMRR": 1420000,</text:span></text:p>
      <text:p text:style-name="Preformatted_20_Text"><text:span text:style-name="Source_20_Text"><text:s text:c="2"/>"layerBreakdown": {</text:span></text:p>
      <text:p text:style-name="Preformatted_20_Text"><text:span text:style-name="Source_20_Text"><text:s text:c="4"/>"L0": 200000,</text:span></text:p>
      <text:p text:style-name="Preformatted_20_Text"><text:span text:style-name="Source_20_Text"><text:s text:c="4"/>"L1": 350000,</text:span></text:p>
      <text:p text:style-name="Preformatted_20_Text"><text:span text:style-name="Source_20_Text"><text:s text:c="4"/>"L2": 650000,</text:span></text:p>
      <text:p text:style-name="Preformatted_20_Text"><text:soft-page-break/><text:span text:style-name="Source_20_Text"><text:s text:c="4"/>"L3": 220000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ctiveInstitutes": 42,</text:span></text:p>
      <text:p text:style-name="Preformatted_20_Text"><text:span text:style-name="Source_20_Text"><text:s text:c="2"/>"avgRevenuePerInstitute": 33809</text:span></text:p>
      <text:p text:style-name="P1"><text:span text:style-name="Source_20_Text">}</text:span></text:p>
      <text:p text:style-name="Horizontal_20_Line"/>
      <text:h text:style-name="Heading_20_2" text:outline-level="2">Revenue Visualization</text:h>
      <text:list text:style-name="L51">
        <text:list-item>
          <text:p text:style-name="P54">Monthly revenue line chart</text:p>
        </text:list-item>
        <text:list-item>
          <text:p text:style-name="P54">Layer revenue stacked area chart</text:p>
        </text:list-item>
        <text:list-item>
          <text:p text:style-name="P54">Revenue growth percentage MoM</text:p>
        </text:list-item>
        <text:list-item>
          <text:p text:style-name="P54">Revenue volatility index</text:p>
        </text:list-item>
      </text:list>
      <text:p text:style-name="Horizontal_20_Line"/>
      <text:h text:style-name="Heading_20_1" text:outline-level="1">2️⃣ LAYER DISTRIBUTION</text:h>
      <text:p text:style-name="Text_20_body">Purpose:<text:line-break/>Understand maturity curve.</text:p>
      <text:p text:style-name="Text_20_body">Display:</text:p>
      <text:list text:style-name="L52">
        <text:list-item>
          <text:p text:style-name="P55">% institutes in L0</text:p>
        </text:list-item>
        <text:list-item>
          <text:p text:style-name="P55">% in L1</text:p>
        </text:list-item>
        <text:list-item>
          <text:p text:style-name="P55">% in L2</text:p>
        </text:list-item>
        <text:list-item>
          <text:p text:style-name="P55">% in L3</text:p>
        </text:list-item>
        <text:list-item>
          <text:p text:style-name="P55">Migration velocity</text:p>
        </text:list-item>
      </text:list>
      <text:p text:style-name="Text_20_body">Example:</text:p>
      <text:p text:style-name="Preformatted_20_Text"><text:span text:style-name="Source_20_Text">L0 → L1 conversion rate: 28%</text:span></text:p>
      <text:p text:style-name="P1"><text:span text:style-name="Source_20_Text">L1 → L2 conversion rate: 12%</text:span></text:p>
      <text:p text:style-name="Horizontal_20_Line"/>
      <text:h text:style-name="Heading_20_2" text:outline-level="2">Data Source</text:h>
      <text:p text:style-name="Preformatted_20_Text"><text:span text:style-name="Source_20_Text">licenseHistory</text:span></text:p>
      <text:p text:style-name="P1"><text:span text:style-name="Source_20_Text">vendorAggregates</text:span></text:p>
      <text:p text:style-name="Horizontal_20_Line"/>
      <text:h text:style-name="Heading_20_2" text:outline-level="2">Metrics</text:h>
      <text:list text:style-name="L53">
        <text:list-item>
          <text:p text:style-name="P56">Average time spent in L0</text:p>
        </text:list-item>
        <text:list-item>
          <text:p text:style-name="P56">Average time to upgrade</text:p>
        </text:list-item>
        <text:list-item>
          <text:p text:style-name="P56"><text:soft-page-break/>Upgrade frequency by institute size</text:p>
        </text:list-item>
        <text:list-item>
          <text:p text:style-name="P56">Distribution by region (if stored)</text:p>
        </text:list-item>
      </text:list>
      <text:p text:style-name="Horizontal_20_Line"/>
      <text:h text:style-name="Heading_20_1" text:outline-level="1">3️⃣ UPGRADE CONVERSION</text:h>
      <text:p text:style-name="Text_20_body">Track funnel:</text:p>
      <text:p text:style-name="Preformatted_20_Text"><text:span text:style-name="Source_20_Text">L0 Eligible → L1 Upgrade</text:span></text:p>
      <text:p text:style-name="Preformatted_20_Text"><text:span text:style-name="Source_20_Text">L1 Eligible → L2 Upgrade</text:span></text:p>
      <text:p text:style-name="P1"><text:span text:style-name="Source_20_Text">L2 Eligible → L3 Invitation</text:span></text:p>
      <text:p text:style-name="Text_20_body">Metrics:</text:p>
      <text:list text:style-name="L54">
        <text:list-item>
          <text:p text:style-name="P57">Eligibility attainment rate</text:p>
        </text:list-item>
        <text:list-item>
          <text:p text:style-name="P57">Upgrade action rate</text:p>
        </text:list-item>
        <text:list-item>
          <text:p text:style-name="P57">Upgrade delay duration</text:p>
        </text:list-item>
        <text:list-item>
          <text:p text:style-name="P57">Feature usage before upgrade</text:p>
        </text:list-item>
      </text:list>
      <text:p text:style-name="Text_20_body">Example insight:</text:p>
      <text:p text:style-name="Quotations">Institutes that use Diagnostic Mode 5+ times upgrade 3x faster.</text:p>
      <text:p text:style-name="Horizontal_20_Line"/>
      <text:h text:style-name="Heading_20_2" text:outline-level="2">Conversion Schema</text:h>
      <text:p text:style-name="Preformatted_20_Text"><text:span text:style-name="Source_20_Text">{</text:span></text:p>
      <text:p text:style-name="Preformatted_20_Text"><text:span text:style-name="Source_20_Text"><text:s text:c="2"/>"instituteId": "...",</text:span></text:p>
      <text:p text:style-name="Preformatted_20_Text"><text:span text:style-name="Source_20_Text"><text:s text:c="2"/>"firstEligibleDate": "...",</text:span></text:p>
      <text:p text:style-name="Preformatted_20_Text"><text:span text:style-name="Source_20_Text"><text:s text:c="2"/>"upgradeDate": "...",</text:span></text:p>
      <text:p text:style-name="Preformatted_20_Text"><text:span text:style-name="Source_20_Text"><text:s text:c="2"/>"daysToUpgrade": 21,</text:span></text:p>
      <text:p text:style-name="Preformatted_20_Text"><text:span text:style-name="Source_20_Text"><text:s text:c="2"/>"testsBeforeUpgrade": 14</text:span></text:p>
      <text:p text:style-name="P1"><text:span text:style-name="Source_20_Text">}</text:span></text:p>
      <text:p text:style-name="Horizontal_20_Line"/>
      <text:h text:style-name="Heading_20_1" text:outline-level="1">4️⃣ CHURN TRACKING</text:h>
      <text:p text:style-name="Text_20_body">Churn = Institute stops renewing.</text:p>
      <text:p text:style-name="Text_20_body">Track:</text:p>
      <text:list text:style-name="L55">
        <text:list-item>
          <text:p text:style-name="P58">Monthly churn rate</text:p>
        </text:list-item>
        <text:list-item>
          <text:p text:style-name="P58">Churn by layer</text:p>
        </text:list-item>
        <text:list-item>
          <text:p text:style-name="P58">Churn by size</text:p>
        </text:list-item>
        <text:list-item>
          <text:p text:style-name="P58">Churn by risk stability</text:p>
        </text:list-item>
        <text:list-item>
          <text:p text:style-name="P58">Churn by adoption level</text:p>
        </text:list-item>
      </text:list>
      <text:p text:style-name="Horizontal_20_Line"><text:soft-page-break/></text:p>
      <text:h text:style-name="Heading_20_2" text:outline-level="2">Metrics</text:h>
      <text:p text:style-name="P1"><text:span text:style-name="Source_20_Text">Churn Rate = Lost Institutes / Total Institutes</text:span></text:p>
      <text:p text:style-name="Text_20_body">Also track:</text:p>
      <text:list text:style-name="L56">
        <text:list-item>
          <text:p text:style-name="P59">Downgrades</text:p>
        </text:list-item>
        <text:list-item>
          <text:p text:style-name="P59">Student drop-off rate</text:p>
        </text:list-item>
        <text:list-item>
          <text:p text:style-name="P59">Inactive institutes (no test activity 30 days)</text:p>
        </text:list-item>
      </text:list>
      <text:p text:style-name="Horizontal_20_Line"/>
      <text:h text:style-name="Heading_20_2" text:outline-level="2">Churn Risk Score</text:h>
      <text:p text:style-name="Text_20_body">Vendor predictive metric:</text:p>
      <text:p text:style-name="Text_20_body">Based on:</text:p>
      <text:list text:style-name="L57">
        <text:list-item>
          <text:p text:style-name="P60">No test activity</text:p>
        </text:list-item>
        <text:list-item>
          <text:p text:style-name="P60">No upgrade progression</text:p>
        </text:list-item>
        <text:list-item>
          <text:p text:style-name="P60">Low login frequency</text:p>
        </text:list-item>
        <text:list-item>
          <text:p text:style-name="P60">Low student engagement</text:p>
        </text:list-item>
        <text:list-item>
          <text:p text:style-name="P60">High override frequency</text:p>
        </text:list-item>
        <text:list-item>
          <text:p text:style-name="P60">Declining revenue</text:p>
        </text:list-item>
      </text:list>
      <text:p text:style-name="Text_20_body">Assign churn probability (0–1).</text:p>
      <text:p text:style-name="Horizontal_20_Line"/>
      <text:h text:style-name="Heading_20_1" text:outline-level="1">5️⃣ ADOPTION TRACKING</text:h>
      <text:p text:style-name="Text_20_body">Purpose:<text:line-break/>Measure real usage vs purchased license.</text:p>
      <text:p text:style-name="Text_20_body">Metrics:</text:p>
      <text:list text:style-name="L58">
        <text:list-item>
          <text:p text:style-name="P61">% active students vs licensed limit</text:p>
        </text:list-item>
        <text:list-item>
          <text:p text:style-name="P61">% teachers actively assigning tests</text:p>
        </text:list-item>
        <text:list-item>
          <text:p text:style-name="P61">Avg tests per month per institute</text:p>
        </text:list-item>
        <text:list-item>
          <text:p text:style-name="P61">L2 feature usage frequency</text:p>
        </text:list-item>
        <text:list-item>
          <text:p text:style-name="P61">Controlled Mode adoption %</text:p>
        </text:list-item>
        <text:list-item>
          <text:p text:style-name="P61">Governance page access frequency (L3)</text:p>
        </text:list-item>
      </text:list>
      <text:p text:style-name="Horizontal_20_Line"/>
      <text:h text:style-name="Heading_20_2" text:outline-level="2"><text:soft-page-break/>Adoption Score Formula</text:h>
      <text:p text:style-name="Preformatted_20_Text"><text:span text:style-name="Source_20_Text">adoptionScore =</text:span></text:p>
      <text:p text:style-name="Preformatted_20_Text"><text:span text:style-name="Source_20_Text">(</text:span></text:p>
      <text:p text:style-name="Preformatted_20_Text"><text:span text:style-name="Source_20_Text"><text:s text:c="2"/>activeStudentRatio * 0.3 +</text:span></text:p>
      <text:p text:style-name="Preformatted_20_Text"><text:span text:style-name="Source_20_Text"><text:s text:c="2"/>testFrequencyScore * 0.3 +</text:span></text:p>
      <text:p text:style-name="Preformatted_20_Text"><text:span text:style-name="Source_20_Text"><text:s text:c="2"/>featureUsageScore * 0.2 +</text:span></text:p>
      <text:p text:style-name="Preformatted_20_Text"><text:span text:style-name="Source_20_Text"><text:s text:c="2"/>analyticsEngagementScore * 0.2</text:span></text:p>
      <text:p text:style-name="P1"><text:span text:style-name="Source_20_Text">)</text:span></text:p>
      <text:p text:style-name="Text_20_body">Score 0–100.</text:p>
      <text:p text:style-name="Horizontal_20_Line"/>
      <text:h text:style-name="Heading_20_1" text:outline-level="1">6️⃣ CALIBRATION IMPACT ANALYTICS</text:h>
      <text:p text:style-name="Text_20_body">This is unique to your system.</text:p>
      <text:p text:style-name="Text_20_body">After calibration push:</text:p>
      <text:p text:style-name="Text_20_body">Measure:</text:p>
      <text:list text:style-name="L59">
        <text:list-item>
          <text:p text:style-name="P62">Risk distribution shift</text:p>
        </text:list-item>
        <text:list-item>
          <text:p text:style-name="P62">Discipline index shift</text:p>
        </text:list-item>
        <text:list-item>
          <text:p text:style-name="P62">Upgrade rate change</text:p>
        </text:list-item>
        <text:list-item>
          <text:p text:style-name="P62">Churn reduction</text:p>
        </text:list-item>
        <text:list-item>
          <text:p text:style-name="P62">Controlled Mode effectiveness change</text:p>
        </text:list-item>
      </text:list>
      <text:p text:style-name="Text_20_body">Compare:</text:p>
      <text:p text:style-name="Text_20_body">Before calibration v1.2<text:line-break/>After calibration v1.3</text:p>
      <text:p text:style-name="Horizontal_20_Line"/>
      <text:h text:style-name="Heading_20_2" text:outline-level="2">Store Impact Snapshot</text:h>
      <text:p text:style-name="Preformatted_20_Text"><text:span text:style-name="Source_20_Text">{</text:span></text:p>
      <text:p text:style-name="Preformatted_20_Text"><text:span text:style-name="Source_20_Text"><text:s text:c="2"/>"calibrationVersion": "v1.3",</text:span></text:p>
      <text:p text:style-name="Preformatted_20_Text"><text:span text:style-name="Source_20_Text"><text:s text:c="2"/>"upgradeRateChange": 0.08,</text:span></text:p>
      <text:p text:style-name="Preformatted_20_Text"><text:span text:style-name="Source_20_Text"><text:s text:c="2"/>"disciplineImprovementAvg": 0.05,</text:span></text:p>
      <text:p text:style-name="Preformatted_20_Text"><text:span text:style-name="Source_20_Text"><text:s text:c="2"/>"riskVolatilityReduction": 0.12</text:span></text:p>
      <text:p text:style-name="P1"><text:span text:style-name="Source_20_Text">}</text:span></text:p>
      <text:p text:style-name="Text_20_body">This becomes strategic vendor intelligence.</text:p>
      <text:p text:style-name="Horizontal_20_Line"/>
      <text:h text:style-name="Heading_20_1" text:outline-level="1">7️⃣ FORECASTING &amp; PROJECTION</text:h>
      <text:p text:style-name="Text_20_body">Project:</text:p>
      <text:list text:style-name="L60">
        <text:list-item>
          <text:p text:style-name="P63">Revenue growth</text:p>
        </text:list-item>
        <text:list-item>
          <text:p text:style-name="P63"><text:soft-page-break/>Institute count growth</text:p>
        </text:list-item>
        <text:list-item>
          <text:p text:style-name="P63">Upgrade probability</text:p>
        </text:list-item>
        <text:list-item>
          <text:p text:style-name="P63">Student volume trend</text:p>
        </text:list-item>
        <text:list-item>
          <text:p text:style-name="P63">Server cost vs revenue ratio</text:p>
        </text:list-item>
      </text:list>
      <text:p text:style-name="Text_20_body">Use:</text:p>
      <text:p text:style-name="Text_20_body">Simple regression or moving average.</text:p>
      <text:p text:style-name="Text_20_body">Example:</text:p>
      <text:p text:style-name="P1"><text:span text:style-name="Source_20_Text">Projected ARR in 6 months: ₹4.2 Cr</text:span></text:p>
      <text:p text:style-name="Horizontal_20_Line"/>
      <text:h text:style-name="Heading_20_1" text:outline-level="1">8️⃣ GROWTH COHORT ANALYSIS</text:h>
      <text:p text:style-name="Text_20_body">Group institutes by:</text:p>
      <text:list text:style-name="L61">
        <text:list-item>
          <text:p text:style-name="P64">Onboarding month</text:p>
        </text:list-item>
        <text:list-item>
          <text:p text:style-name="P64">Layer at onboarding</text:p>
        </text:list-item>
        <text:list-item>
          <text:p text:style-name="P64">Size</text:p>
        </text:list-item>
        <text:list-item>
          <text:p text:style-name="P64">Region</text:p>
        </text:list-item>
        <text:list-item>
          <text:p text:style-name="P64">Calibration version at onboarding</text:p>
        </text:list-item>
      </text:list>
      <text:p text:style-name="Text_20_body">Track:</text:p>
      <text:list text:style-name="L62">
        <text:list-item>
          <text:p text:style-name="P65">Retention after 3 months</text:p>
        </text:list-item>
        <text:list-item>
          <text:p text:style-name="P65">Upgrade probability</text:p>
        </text:list-item>
        <text:list-item>
          <text:p text:style-name="P65">Revenue expansion</text:p>
        </text:list-item>
      </text:list>
      <text:p text:style-name="Text_20_body">Example insight:</text:p>
      <text:p text:style-name="Quotations">Institutes onboarded after calibration v1.3 upgrade 18% faster.</text:p>
      <text:p text:style-name="Horizontal_20_Line"/>
      <text:h text:style-name="Heading_20_1" text:outline-level="1">9️⃣ SYSTEM HEALTH LINKAGE</text:h>
      <text:p text:style-name="Text_20_body">Correlate:</text:p>
      <text:list text:style-name="L63">
        <text:list-item>
          <text:p text:style-name="P66">Performance issues</text:p>
        </text:list-item>
        <text:list-item>
          <text:p text:style-name="P66">Downtime</text:p>
        </text:list-item>
        <text:list-item>
          <text:p text:style-name="P66">Email delivery failures</text:p>
        </text:list-item>
        <text:list-item>
          <text:p text:style-name="P66">AI pipeline delays</text:p>
        </text:list-item>
      </text:list>
      <text:p text:style-name="Text_20_body">With:</text:p>
      <text:list text:style-name="L64">
        <text:list-item>
          <text:p text:style-name="P67"><text:soft-page-break/>Upgrade rate drop</text:p>
        </text:list-item>
        <text:list-item>
          <text:p text:style-name="P67">Engagement drop</text:p>
        </text:list-item>
        <text:list-item>
          <text:p text:style-name="P67">Revenue drop</text:p>
        </text:list-item>
      </text:list>
      <text:p text:style-name="Text_20_body">Vendor BI must show if technical degradation impacts business.</text:p>
      <text:p text:style-name="Horizontal_20_Line"/>
      <text:h text:style-name="Heading_20_1" text:outline-level="1">🔟 DASHBOARD VISUALIZATION STRUCTURE</text:h>
      <text:p text:style-name="Text_20_body">Vendor Intelligence Dashboard:</text:p>
      <text:p text:style-name="Preformatted_20_Text"><text:span text:style-name="Source_20_Text">Revenue Summary</text:span></text:p>
      <text:p text:style-name="Preformatted_20_Text"><text:span text:style-name="Source_20_Text">Layer Distribution</text:span></text:p>
      <text:p text:style-name="Preformatted_20_Text"><text:span text:style-name="Source_20_Text">Upgrade Funnel</text:span></text:p>
      <text:p text:style-name="Preformatted_20_Text"><text:span text:style-name="Source_20_Text">Churn Heatmap</text:span></text:p>
      <text:p text:style-name="Preformatted_20_Text"><text:span text:style-name="Source_20_Text">Adoption Score Grid</text:span></text:p>
      <text:p text:style-name="Preformatted_20_Text"><text:span text:style-name="Source_20_Text">Calibration Impact Panel</text:span></text:p>
      <text:p text:style-name="Preformatted_20_Text"><text:span text:style-name="Source_20_Text">Forecasting Projection</text:span></text:p>
      <text:p text:style-name="P1"><text:span text:style-name="Source_20_Text">Cohort Analysis</text:span></text:p>
      <text:p text:style-name="Text_20_body">All using precomputed vendorAggregates.</text:p>
      <text:p text:style-name="Horizontal_20_Line"/>
      <text:h text:style-name="Heading_20_1" text:outline-level="1">11️⃣ DATA SOURCES 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I Component</text:p>
            </table:table-cell>
            <table:table-cell table:style-name="Table1.A1" office:value-type="string">
              <text:p text:style-name="Table_20_Heading">Data Source</text:p>
            </table:table-cell>
          </table:table-row>
        </table:table-header-rows>
        <table:table-row>
          <table:table-cell table:style-name="Table1.A1" office:value-type="string">
            <text:p text:style-name="Table_20_Contents">Revenue</text:p>
          </table:table-cell>
          <table:table-cell table:style-name="Table1.A1" office:value-type="string">
            <text:p text:style-name="Table_20_Contents">billingSnapshots</text:p>
          </table:table-cell>
        </table:table-row>
        <table:table-row>
          <table:table-cell table:style-name="Table1.A1" office:value-type="string">
            <text:p text:style-name="Table_20_Contents">Layer distribution</text:p>
          </table:table-cell>
          <table:table-cell table:style-name="Table1.A1" office:value-type="string">
            <text:p text:style-name="Table_20_Contents">license objects</text:p>
          </table:table-cell>
        </table:table-row>
        <table:table-row>
          <table:table-cell table:style-name="Table1.A1" office:value-type="string">
            <text:p text:style-name="Table_20_Contents">Upgrade conversion</text:p>
          </table:table-cell>
          <table:table-cell table:style-name="Table1.A1" office:value-type="string">
            <text:p text:style-name="Table_20_Contents">licenseHistory</text:p>
          </table:table-cell>
        </table:table-row>
        <table:table-row>
          <table:table-cell table:style-name="Table1.A1" office:value-type="string">
            <text:p text:style-name="Table_20_Contents">Churn</text:p>
          </table:table-cell>
          <table:table-cell table:style-name="Table1.A1" office:value-type="string">
            <text:p text:style-name="Table_20_Contents">licenseHistory + usage</text:p>
          </table:table-cell>
        </table:table-row>
        <table:table-row>
          <table:table-cell table:style-name="Table1.A1" office:value-type="string">
            <text:p text:style-name="Table_20_Contents">Adoption</text:p>
          </table:table-cell>
          <table:table-cell table:style-name="Table1.A1" office:value-type="string">
            <text:p text:style-name="Table_20_Contents">usageMeter summaries</text:p>
          </table:table-cell>
        </table:table-row>
        <table:table-row>
          <table:table-cell table:style-name="Table1.A1" office:value-type="string">
            <text:p text:style-name="Table_20_Contents">Calibration impact</text:p>
          </table:table-cell>
          <table:table-cell table:style-name="Table1.A1" office:value-type="string">
            <text:p text:style-name="Table_20_Contents">governanceSnapshots</text:p>
          </table:table-cell>
        </table:table-row>
        <table:table-row>
          <table:table-cell table:style-name="Table1.A1" office:value-type="string">
            <text:p text:style-name="Table_20_Contents">Forecast</text:p>
          </table:table-cell>
          <table:table-cell table:style-name="Table1.A1" office:value-type="string">
            <text:p text:style-name="Table_20_Contents">time-series snapshots</text:p>
          </table:table-cell>
        </table:table-row>
        <table:table-row>
          <table:table-cell table:style-name="Table1.A1" office:value-type="string">
            <text:p text:style-name="Table_20_Contents">Cohorts</text:p>
          </table:table-cell>
          <table:table-cell table:style-name="Table1.A1" office:value-type="string">
            <text:p text:style-name="Table_20_Contents">onboarding metadata</text:p>
          </table:table-cell>
        </table:table-row>
      </table:table>
      <text:p text:style-name="Text_20_body">Never raw sessions.</text:p>
      <text:p text:style-name="Horizontal_20_Line"/>
      <text:h text:style-name="Heading_20_1" text:outline-level="1">12️⃣ SECURITY &amp; ISOLATION</text:h>
      <text:p text:style-name="Text_20_body">Vendor BI:</text:p>
      <text:list text:style-name="L65">
        <text:list-item>
          <text:p text:style-name="P68">No student names</text:p>
        </text:list-item>
        <text:list-item>
          <text:p text:style-name="P68">No raw performance logs</text:p>
        </text:list-item>
        <text:list-item>
          <text:p text:style-name="P68">No institute-to-institute visibility</text:p>
        </text:list-item>
        <text:list-item>
          <text:p text:style-name="P68"><text:soft-page-break/>Aggregated only</text:p>
        </text:list-item>
      </text:list>
      <text:p text:style-name="Text_20_body">Tenant isolation strictly enforced.</text:p>
      <text:p text:style-name="Horizontal_20_Line"/>
      <text:h text:style-name="Heading_20_1" text:outline-level="1">🎯 FINAL BUSINESS INTELLIGENCE SUMMARY</text:h>
      <text:p text:style-name="Text_20_body">You now have:</text:p>
      <text:p text:style-name="Text_20_body">✔ Revenue intelligence engine<text:line-break/>✔ Layer maturity tracking<text:line-break/>✔ Upgrade conversion funnel<text:line-break/>✔ Churn detection model<text:line-break/>✔ Adoption scoring system<text:line-break/>✔ Calibration impact analytics<text:line-break/>✔ Revenue forecasting<text:line-break/>✔ Cohort growth analysis<text:line-break/>✔ Business-health correlation layer</text:p>
      <text:p text:style-name="Text_20_body">This makes your platform not just an exam SaaS —<text:line-break/>but a measurable commercial intelligence system.</text:p>
      <text:p text:style-name="Horizontal_20_Line"/>
      <text:p text:style-name="Text_20_body">At this stage:</text:p>
      <text:p text:style-name="Text_20_body">Your blueprint now includes:</text:p>
      <text:list text:style-name="L66">
        <text:list-item>
          <text:p text:style-name="P69">Full system architecture</text:p>
        </text:list-item>
        <text:list-item>
          <text:p text:style-name="P69">Multi-tenancy</text:p>
        </text:list-item>
        <text:list-item>
          <text:p text:style-name="P69">Engines</text:p>
        </text:list-item>
        <text:list-item>
          <text:p text:style-name="P69">Vendor governance</text:p>
        </text:list-item>
        <text:list-item>
          <text:p text:style-name="P69">Licensing</text:p>
        </text:list-item>
        <text:list-item>
          <text:p text:style-name="P69">Billing</text:p>
        </text:list-item>
        <text:list-item>
          <text:p text:style-name="P69">DevOps</text:p>
        </text:list-item>
        <text:list-item>
          <text:p text:style-name="P69">Monitoring</text:p>
        </text:list-item>
        <text:list-item>
          <text:p text:style-name="P69">Scaling</text:p>
        </text:list-item>
        <text:list-item>
          <text:p text:style-name="P69">Performance</text:p>
        </text:list-item>
        <text:list-item>
          <text:p text:style-name="P69">Disaster recovery</text:p>
        </text:list-item>
        <text:list-item>
          <text:p text:style-name="P69">Compliance</text:p>
        </text:list-item>
        <text:list-item>
          <text:p text:style-name="P69">CDN</text:p>
        </text:list-item>
        <text:list-item>
          <text:p text:style-name="P69"><text:soft-page-break/>Search</text:p>
        </text:list-item>
        <text:list-item>
          <text:p text:style-name="P69">Simulation</text:p>
        </text:list-item>
        <text:list-item>
          <text:p text:style-name="P69">Business Intelligence</text:p>
        </text:list-item>
      </text:list>
      <text:p text:style-name="Text_20_body">Only one final artifact remains:</text:p>
      <text:p text:style-name="Text_20_body">🔄 <text:span text:style-name="Strong_20_Emphasis">Unified System Event &amp; Trigger Topology (Master Operational Flow Graph)</text:span></text:p>
      <text:p text:style-name="Text_20_body">That will connect every module into a single deterministic lifecycle.</text:p>
      <text:p text:style-name="Text_20_body">Shall we construct that final master architecture?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21:59:13.283374568</dc:date>
    <meta:editing-duration>PT19M12S</meta:editing-duration>
    <meta:editing-cycles>8</meta:editing-cycles>
    <meta:generator>LibreOffice/24.2.7.2$Linux_X86_64 LibreOffice_project/420$Build-2</meta:generator>
    <meta:document-statistic meta:table-count="1" meta:image-count="0" meta:object-count="0" meta:page-count="10" meta:paragraph-count="269" meta:word-count="950" meta:character-count="6177" meta:non-whitespace-character-count="5550"/>
  </office:meta>
</office:document-meta>
</file>